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monospace" fo:letter-spacing="normal" fo:font-style="normal" fo:font-weight="normal" style:font-weight-asian="bold" style:font-weight-complex="bold"/>
    </style:style>
    <style:style style:name="P2" style:family="paragraph" style:parent-style-name="Preformatted_20_Text">
      <style:text-properties fo:font-variant="normal" fo:text-transform="none" fo:color="#000000" style:font-name="monospace" fo:letter-spacing="normal" fo:font-style="normal" fo:font-weight="normal" officeooo:paragraph-rsid="001bb554"/>
    </style:style>
    <style:style style:name="P3" style:family="paragraph" style:parent-style-name="Preformatted_20_Text">
      <style:text-properties fo:font-variant="normal" fo:text-transform="none" fo:color="#000000" fo:letter-spacing="normal" officeooo:paragraph-rsid="001bb554"/>
    </style:style>
    <style:style style:name="P4" style:family="paragraph" style:parent-style-name="Preformatted_20_Text">
      <style:text-properties officeooo:paragraph-rsid="001bb554"/>
    </style:style>
    <style:style style:name="P5" style:family="paragraph" style:parent-style-name="Preformatted_20_Text">
      <style:text-properties officeooo:paragraph-rsid="001c3a45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variant="normal" fo:text-transform="none" fo:color="#222222" style:font-name="arial" fo:font-size="12pt" fo:letter-spacing="normal" fo:font-style="normal" fo:font-weight="normal" style:font-weight-asian="bold" style:font-weight-complex="bold" loext:padding="0cm" loext:border="none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normal"/>
    </style:style>
    <style:style style:name="T1" style:family="text">
      <style:text-properties style:font-weight-asian="bold" style:font-weight-complex="bold"/>
    </style:style>
    <style:style style:name="T2" style:family="text">
      <style:text-properties officeooo:rsid="001bb554" style:font-weight-asian="bold" style:font-weight-complex="bold"/>
    </style:style>
    <style:style style:name="T3" style:family="text">
      <style:text-properties style:font-name="monospace" fo:font-style="normal" fo:font-weight="normal"/>
    </style:style>
    <style:style style:name="T4" style:family="text">
      <style:text-properties style:font-name="monospace" fo:font-style="normal" fo:font-weight="normal" style:font-weight-asian="bold" style:font-weight-complex="bold"/>
    </style:style>
    <style:style style:name="T5" style:family="text">
      <style:text-properties style:font-name="monospace" fo:font-style="normal" fo:font-weight="normal" officeooo:rsid="001bb554" style:font-weight-asian="bold" style:font-weight-complex="bold"/>
    </style:style>
    <style:style style:name="T6" style:family="text">
      <style:text-properties style:font-name="monospace" fo:font-style="normal" fo:font-weight="normal" officeooo:rsid="001bb554"/>
    </style:style>
    <style:style style:name="T7" style:family="text">
      <style:text-properties fo:font-variant="normal" fo:text-transform="none" fo:color="#000000" style:font-name="monospace" fo:letter-spacing="normal" fo:font-style="normal" fo:font-weight="normal"/>
    </style:style>
    <style:style style:name="T8" style:family="text">
      <style:text-properties fo:font-variant="normal" fo:text-transform="none" fo:color="#000000" style:font-name="monospace" fo:letter-spacing="normal" fo:font-style="normal" fo:font-weight="normal" style:font-weight-asian="bold" style:font-weight-complex="bold"/>
    </style:style>
    <style:style style:name="T9" style:family="text">
      <style:text-properties fo:font-variant="normal" fo:text-transform="none" fo:color="#000000" style:font-name="monospace" fo:letter-spacing="normal" fo:font-style="normal" fo:font-weight="normal" officeooo:rsid="001c3a45" style:font-weight-asian="bold" style:font-weight-complex="bold"/>
    </style:style>
    <style:style style:name="T10" style:family="text">
      <style:text-properties fo:font-variant="normal" fo:text-transform="none" fo:color="#222222" style:font-name="arial" fo:font-size="12pt" fo:letter-spacing="normal" fo:font-style="normal" loext:padding="0cm" loext:border="none"/>
    </style:style>
    <style:style style:name="T11" style:family="text">
      <style:text-properties fo:font-variant="normal" fo:text-transform="none" fo:color="#222222" style:font-name="arial" fo:font-size="12pt" fo:letter-spacing="normal" fo:font-style="normal" fo:font-weight="bold" loext:padding="0cm" loext:border="none"/>
    </style:style>
    <style:style style:name="T12" style:family="text">
      <style:text-properties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actice8: shell history</text:p>
      <text:p text:style-name="P6">1. Issue the command </text:p>
      <text:p text:style-name="P7">echo The answer to the meaning of life, the universe and everything is 42.</text:p>
      <text:p text:style-name="P7"/>
      <text:p text:style-name="P6">2. Repeat the previous command using only two characters (there are two solutions!)</text:p>
      <text:p text:style-name="P2"><text:span text:style-name="T1">!!</text:span></text:p>
      <text:p text:style-name="P2">OR</text:p>
      <text:p text:style-name="P2">!e</text:p>
      <text:p text:style-name="P6"/>
      <text:p text:style-name="P6">3. Display the last 5 commands you typed.</text:p>
      <text:p text:style-name="P3"><text:span text:style-name="T5">bindukr</text:span><text:span text:style-name="T4">:~$ history 5</text:span></text:p>
      <text:p text:style-name="P3"><text:span text:style-name="T6">3</text:span><text:span text:style-name="T3">2 <text:s/>ls -l</text:span></text:p>
      <text:p text:style-name="P3"><text:span text:style-name="T6">3</text:span><text:span text:style-name="T3">3 <text:s/>ls</text:span></text:p>
      <text:p text:style-name="P3"><text:span text:style-name="T6">3</text:span><text:span text:style-name="T3">4 <text:s/>df -h | grep sda</text:span></text:p>
      <text:p text:style-name="P3"><text:span text:style-name="T6">3</text:span><text:span text:style-name="T3">5 <text:s/>echo The answer to the meaning of life, the universe and everything is 42</text:span></text:p>
      <text:p text:style-name="P3"><text:span text:style-name="T6">3</text:span><text:span text:style-name="T3">6 <text:s/>history 5</text:span></text:p>
      <text:p text:style-name="P6"/>
      <text:p text:style-name="P6">4. Issue the long echo from question 1 again, using the line numbers you received from the command in question 3.</text:p>
      <text:p text:style-name="P2"><text:span text:style-name="T2">bindukr</text:span><text:span text:style-name="T1">:~$ !55 </text:span></text:p>
      <text:p text:style-name="P2">echo The answer to the meaning of life, the universe and everything is 42</text:p>
      <text:p text:style-name="P4"><text:span text:style-name="T7">The answer to the meaning of life, the universe and everything is 42</text:span></text:p>
      <text:p text:style-name="P4"><text:span text:style-name="T7"/></text:p>
      <text:p text:style-name="P6">5. How many commands can be kept in memory for your current shell session ?</text:p>
      <text:p text:style-name="Preformatted_20_Text"><text:span text:style-name="T8">echo $HISTSIZE</text:span></text:p>
      <text:p text:style-name="Preformatted_20_Text"><text:span text:style-name="T8"/></text:p>
      <text:p text:style-name="P6">6. Is the current session history stored to ~/.bashrc_history?</text:p>
      <text:p text:style-name="Preformatted_20_Text"><text:span text:style-name="T8">echo $HISTFILE</text:span></text:p>
      <text:p text:style-name="Preformatted_20_Text"><text:span text:style-name="T8"/></text:p>
      <text:p text:style-name="P6">7. Where are these commands stored when exiting the shell ?</text:p>
      <text:p text:style-name="Preformatted_20_Text"><text:span text:style-name="T8">echo $HISTFILESIZE</text:span></text:p>
      <text:p text:style-name="Preformatted_20_Text"><text:span text:style-name="T8"/></text:p>
      <text:p text:style-name="P6">8. How many commands can be written to the history file when exiting your current shell session ?</text:p>
      <text:p text:style-name="Preformatted_20_Text"><text:span text:style-name="T8">HISTSIZE=5000</text:span></text:p>
      <text:p text:style-name="Preformatted_20_Text"><text:span text:style-name="T8"/></text:p>
      <text:p text:style-name="P6">9. Make sure your current bash shell remembers the only 10 commands you type.</text:p>
      <text:p text:style-name="P1"/>
      <text:p text:style-name="P5"><text:span text:style-name="T8">HISTSIZE=</text:span><text:span text:style-name="T9">1</text:span><text:span text:style-name="T8">0</text:span></text:p>
      <text:p text:style-name="P5"><text:span text:style-name="T8"/></text:p>
      <text:p text:style-name="P6">10. When is command history written to the history file ?</text:p>
      <text:p text:style-name="P8">Adding dates and times to the <text:span text:style-name="T12">history file</text:span></text:p>
      <text:p text:style-name="P9"><text:span text:style-name="T10">By default, the </text:span><text:span text:style-name="T11">history file </text:span><text:span text:style-name="T10">remembers only the </text:span><text:span text:style-name="T11">commands </text:span><text:span text:style-name="T10">themselves, not the dates/times when they were entered. And nothing you can do will provide information on when the </text:span><text:span text:style-name="T11">commands </text:span><text:span text:style-name="T10">were used in the pas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1T18:48:54.708111169</meta:creation-date>
    <dc:date>2020-10-01T19:00:29.227924938</dc:date>
    <meta:editing-duration>PT54S</meta:editing-duration>
    <meta:editing-cycles>1</meta:editing-cycles>
    <meta:document-statistic meta:table-count="0" meta:image-count="0" meta:object-count="0" meta:page-count="1" meta:paragraph-count="31" meta:word-count="255" meta:character-count="1406" meta:non-whitespace-character-count="1175"/>
    <meta:generator>LibreOffice/6.4.4.2$Linux_X86_64 LibreOffice_project/40$Build-2</meta:generator>
  </office:meta>
</office:document-meta>
</file>